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762cm"/>
    </style:style>
    <style:style style:name="Таблица1.B" style:family="table-column">
      <style:table-column-properties style:column-width="1.125cm"/>
    </style:style>
    <style:style style:name="Таблица1.C" style:family="table-column">
      <style:table-column-properties style:column-width="1.124cm"/>
    </style:style>
    <style:style style:name="Таблица1.D" style:family="table-column">
      <style:table-column-properties style:column-width="2.51cm"/>
    </style:style>
    <style:style style:name="Таблица1.E" style:family="table-column">
      <style:table-column-properties style:column-width="1.558cm"/>
    </style:style>
    <style:style style:name="Таблица1.F" style:family="table-column">
      <style:table-column-properties style:column-width="2.337cm"/>
    </style:style>
    <style:style style:name="Таблица1.G" style:family="table-column">
      <style:table-column-properties style:column-width="3.803cm"/>
    </style:style>
    <style:style style:name="Таблица1.H" style:family="table-column">
      <style:table-column-properties style:column-width="2.776cm"/>
    </style:style>
    <style:style style:name="Таблица1.1" style:family="table-row">
      <style:table-row-properties style:min-row-height="1.7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2.503cm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language="en" fo:country="US" style:font-size-asian="10pt" style:font-size-complex="10pt"/>
    </style:style>
    <style:style style:name="P4" style:family="paragraph" style:parent-style-name="Table_20_Contents">
      <style:text-properties fo:font-size="10pt" fo:language="ru" fo:country="RU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 Black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 Black" fo:font-size="10pt" fo:language="en" fo:country="US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 Black" fo:font-size="10pt" fo:language="ru" fo:country="RU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b6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office:value-type="string">
            <text:p text:style-name="P5">Проект</text:p>
          </table:table-cell>
          <table:table-cell table:style-name="Таблица1.A1" office:value-type="string">
            <text:p text:style-name="P6">ID</text:p>
          </table:table-cell>
          <table:table-cell table:style-name="Таблица1.A1" office:value-type="string">
            <text:p text:style-name="P7">Требование</text:p>
          </table:table-cell>
          <table:table-cell table:style-name="Таблица1.A1" office:value-type="string">
            <text:p text:style-name="P5">Название</text:p>
            <text:p text:style-name="P5"/>
          </table:table-cell>
          <table:table-cell table:style-name="Таблица1.A1" office:value-type="string">
            <text:p text:style-name="P5">Приоритет</text:p>
          </table:table-cell>
          <table:table-cell table:style-name="Таблица1.A1" office:value-type="string">
            <text:p text:style-name="P5">Среда тестирования</text:p>
          </table:table-cell>
          <table:table-cell table:style-name="Таблица1.A1" office:value-type="string">
            <text:p text:style-name="P5">Шаги теста</text:p>
          </table:table-cell>
          <table:table-cell table:style-name="Таблица1.H1" office:value-type="string">
            <text:p text:style-name="P5">Ожидаемый результат</text:p>
            <text:p text:style-name="P5"/>
          </table:table-cell>
        </table:table-row>
        <table:table-row table:style-name="TableLine2269274935520">
          <table:table-cell table:style-name="Таблица1.A2" office:value-type="string">
            <text:p text:style-name="P3">Proton mail</text:p>
          </table:table-cell>
          <table:table-cell table:style-name="Таблица1.A2" office:value-type="string">
            <text:p text:style-name="P3">ID <text:span text:style-name="T2">3</text:span></text:p>
          </table:table-cell>
          <table:table-cell table:style-name="Таблица1.A2" office:value-type="string">
            <text:p text:style-name="P3">REQ1</text:p>
          </table:table-cell>
          <table:table-cell table:style-name="Таблица1.A2" office:value-type="string">
            <text:p text:style-name="P2">Проверка возможности <text:s/>авторизации и <text:s/>получения текстового письма</text:p>
          </table:table-cell>
          <table:table-cell table:style-name="Таблица1.A2" office:value-type="string">
            <text:p text:style-name="P2">Высокий</text:p>
          </table:table-cell>
          <table:table-cell table:style-name="Таблица1.A2" office:value-type="string">
            <text:p text:style-name="P1">PC, Win10, Mozilla Firefox 106.0.3 (64 бита)</text:p>
            <text:p text:style-name="P2"/>
          </table:table-cell>
          <table:table-cell table:style-name="Таблица1.A2" office:value-type="string">
            <text:p text:style-name="P2">1.Зайти на https://account.proton.me/login</text:p>
          </table:table-cell>
          <table:table-cell table:style-name="Таблица1.H2" office:value-type="string">
            <text:p text:style-name="P4">Открылась форма авторизации</text:p>
          </table:table-cell>
        </table:table-row>
        <table:table-row table:style-name="TableLine2269274934160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2. Заполнить поля </text:p>
            <text:p text:style-name="P4">- имя почты </text:p>
            <text:p text:style-name="P4">- пароль </text:p>
            <text:p text:style-name="P4">-нажать «Войти»</text:p>
            <text:p text:style-name="P4"/>
            <text:p text:style-name="P4"/>
          </table:table-cell>
          <table:table-cell table:style-name="Таблица1.H2" office:value-type="string">
            <text:p text:style-name="P2">Осуществлен вход в почту открылся интерфейс</text:p>
          </table:table-cell>
        </table:table-row>
        <table:table-row table:style-name="Таблица1.4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<text:span text:style-name="T1">3</text:span>. выбрать пункт «Новое сообщение»</text:p>
          </table:table-cell>
          <table:table-cell table:style-name="Таблица1.H2" office:value-type="string">
            <text:p text:style-name="P2">Открылась форма письма</text:p>
          </table:table-cell>
        </table:table-row>
        <table:table-row table:style-name="TableLine2269274934976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4"/>
            <text:p text:style-name="P4">4.Заполнить поля</text:p>
            <text:p text:style-name="P4">- е меил получателя (реального)</text:p>
            <text:p text:style-name="P4">- ввести произвольное текстовое сообщение </text:p>
            <text:p text:style-name="P4">-нажать «отправить»</text:p>
          </table:table-cell>
          <table:table-cell table:style-name="Таблица1.H2" office:value-type="string">
            <text:p text:style-name="P2"/>
            <text:p text:style-name="P2">Выводится сообщение «Сообщение отправлено»</text:p>
            <text:p text:style-name="P2"/>
            <text:p text:style-name="P2"/>
            <text:p text:style-name="P2"/>
            <text:p text:style-name="P2"/>
          </table:table-cell>
        </table:table-row>
        <table:table-row table:style-name="TableLine2269274935248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5. Зайти на указанный ранее е-меил , проверить получение сообщения.</text:p>
          </table:table-cell>
          <table:table-cell table:style-name="Таблица1.H2" office:value-type="string">
            <text:p text:style-name="P2">Получено - ранее отправленное сообщ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7T21:53:03.34</meta:creation-date>
    <dc:date>2022-11-21T17:37:47.666000000</dc:date>
    <meta:editing-duration>PT19H54M33S</meta:editing-duration>
    <meta:editing-cycles>6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30" meta:word-count="94" meta:character-count="695" meta:non-whitespace-character-count="625"/>
  </office:meta>
</office:document-meta>
</file>